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DefinitionRegistryImpl.load( String baseWMDir , Mapping portletXMLMapping , Mapping webXMLMappin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ortletDefinitionRegistry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letDefinitionRegistryImpl.load( InputSource portletXml , InputSource webXml , String webModule , Mapping portletXMLMapping , Mapping webXMLMapp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PortletDefinitionRegistryImpl.getPortal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RegistryImpl.loadWebApp( String baseDir , String webModule , Mapping portletXMLMapping , Mapping webXMLMapp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ortletDefinitionRegistryImpl.getPortletApplicationDefinitio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RegistryImpl.getPortletApplicationEnti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RegistryImpl.loadLocal( Mapping portletXMLMapping , Mapping webXMLMapp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ortletDefinitionRegistryImpl.getPortletDefinition( Object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RegistryImpl.initializ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PortletDefinitionRegistry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efinitionRegistry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DefinitionRegistryImpl.loadWar( File warFile , String webModule , Mapping portletXMLMapping , Mapping webXMLMapp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